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officeooo:rsid="001c1bb6" officeooo:paragraph-rsid="001c1bb6"/>
    </style:style>
    <style:style style:name="P2" style:family="paragraph" style:parent-style-name="Text_20_body" style:list-style-name="L1">
      <style:text-properties officeooo:rsid="001c1bb6" officeooo:paragraph-rsid="001f6bc9"/>
    </style:style>
    <style:style style:name="P3" style:family="paragraph" style:parent-style-name="Text_20_body" style:list-style-name="L2">
      <style:text-properties officeooo:rsid="001c1bb6" officeooo:paragraph-rsid="001c1bb6"/>
    </style:style>
    <style:style style:name="P4" style:family="paragraph" style:parent-style-name="Text_20_body" style:list-style-name="L1">
      <style:text-properties officeooo:rsid="001d9d4d" officeooo:paragraph-rsid="001d9d4d"/>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officeooo:rsid="0018bf21" officeooo:paragraph-rsid="0018bf21"/>
    </style:style>
    <style:style style:name="P8" style:family="paragraph" style:parent-style-name="Text_20_body" style:list-style-name="L3">
      <style:text-properties officeooo:rsid="00197485" officeooo:paragraph-rsid="00197485"/>
    </style:style>
    <style:style style:name="P9" style:family="paragraph" style:parent-style-name="Text_20_body" style:list-style-name="L3">
      <style:text-properties officeooo:rsid="0019b0b0" officeooo:paragraph-rsid="0019b0b0"/>
    </style:style>
    <style:style style:name="P10" style:family="paragraph" style:parent-style-name="Text_20_body" style:list-style-name="L1">
      <style:text-properties officeooo:rsid="001f6bc9" officeooo:paragraph-rsid="001f6bc9"/>
    </style:style>
    <style:style style:name="P11" style:family="paragraph" style:parent-style-name="Heading_20_1">
      <style:text-properties officeooo:rsid="001c1bb6" officeooo:paragraph-rsid="001c1bb6"/>
    </style:style>
    <style:style style:name="P12" style:family="paragraph" style:parent-style-name="Heading_20_1">
      <style:text-properties officeooo:rsid="001d9d4d" officeooo:paragraph-rsid="001d9d4d"/>
    </style:style>
    <style:style style:name="T1" style:family="text">
      <style:text-properties officeooo:rsid="0018bf21"/>
    </style:style>
    <style:style style:name="T2" style:family="text">
      <style:text-properties officeooo:rsid="00197485"/>
    </style:style>
    <style:style style:name="T3" style:family="text">
      <style:text-properties officeooo:rsid="001c1bb6"/>
    </style:style>
    <style:style style:name="T4" style:family="text">
      <style:text-properties officeooo:rsid="001d9d4d"/>
    </style:style>
    <style:style style:name="T5" style:family="text">
      <style:text-properties officeooo:rsid="001f6b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Bedienung</text:h>
      <text:list xml:id="list1999122689098397305" text:style-name="L1">
        <text:list-item>
          <text:p text:style-name="P1">Internetadresse: <text:a xlink:type="simple" xlink:href="http://www.multitasking.uni-mainz.de/fb3/" text:style-name="Internet_20_link" text:visited-style-name="Visited_20_Internet_20_Link">http://www.multitasking.uni-mainz.de/fb3/</text:a></text:p>
          <text:list>
            <text:list-item>
              <text:p text:style-name="P1">Der Fragebogen sieht am besten als Web-App aus. Damit das verwirklicht wird, muss die Adresse in Chrome geöffnet werden (und Gerätenamen und Person festgelegt werden – dazu weiter unten) und über die drei Punkte rechts oben (Einstellungen) die Seite "Zum Startbildschirme hinzu"gefügt werden. Danach kann Chrome geschlossen werden. Im Folgenden wird die App über das Icon auf dem Startbildschirm geöffnet und zeigt keine Adressleiste mehr an. Damit ist die Navigation auf das in der App programmierte beschränkt.<text:line-break/><text:span text:style-name="T4">Das WLAN und damit die Verbindung zum Internet kann jetzt getrennt werden.</text:span></text:p>
            </text:list-item>
          </text:list>
        </text:list-item>
        <text:list-item>
          <text:p text:style-name="P1">Internetadresse: <text:a xlink:type="simple" xlink:href="http://www.multitasking.uni-mainz.de/fb3/#settings" text:style-name="Internet_20_link" text:visited-style-name="Visited_20_Internet_20_Link">http://www.multitasking.uni-mainz.de/fb3/#settings</text:a></text:p>
          <text:list>
            <text:list-item>
              <text:p text:style-name="P1">In der Vorbereitung der Geräte kann hier der Gerätename und der VPN-Code eingetragen werden.<text:line-break/>Der Link ist aus der App heraus nicht erreichbar. Deshalb muss hierzu der Link einmalig in Chrome geöffnet werden und die Einträge gemacht werden.</text:p>
            </text:list-item>
            <text:list-item>
              <text:p text:style-name="P4">Bei der endgültigen Übertragung der Daten wird der Knopf in Settings bemüht. Bevor dies geschieht muss natürlich die WLAN-Verbindung bzw. die Verbindung zum Internet wieder hergestellt werden.</text:p>
            </text:list-item>
          </text:list>
        </text:list-item>
        <text:list-item>
          <text:p text:style-name="P2">Internetadresse: <text:a xlink:type="simple" xlink:href="http://www.multitasking.uni-mainz.de/fb3/api/showData3.php" text:style-name="Internet_20_link" text:visited-style-name="Visited_20_Internet_20_Link"><text:span text:style-name="T5">www.multitasking.uni-mainz.de/fb3/api/showData3.php</text:span></text:a></text:p>
          <text:list>
            <text:list-item>
              <text:p text:style-name="P10">Hier werden die übertragenen Daten sichtbar. Um die Daten in Daten zur Berechnung zu überführen empfehle ich aber ein anderes vorgehen. Es ist notwendig eine Abfrage zu kreieren, die alle Zeilen (nach Wunsch) nebeneinander darstellen. Das programmiere ich später.</text:p>
            </text:list-item>
          </text:list>
        </text:list-item>
      </text:list>
      <text:h text:style-name="Heading_20_1" text:outline-level="1">TODO</text:h>
      <text:list xml:id="list5601937517484116127" text:style-name="L2">
        <text:list-item>
          <text:p text:style-name="P5">Datenübertragung <text:span text:style-name="T3">falls Internetverbindung vorhanden ist überprüfen</text:span></text:p>
        </text:list-item>
        <text:list-item>
          <text:p text:style-name="P3">zu große Logs werden scheinbar nicht übertragen</text:p>
        </text:list-item>
        <text:list-item>
          <text:p text:style-name="P3">nicht alle Log-Einträge werden übertragen</text:p>
        </text:list-item>
        <text:list-item>
          <text:p text:style-name="P3">Fehler bei Smiley – zweiter Klick verschiebt das Layout und ein weiterer Slider wird sichtbar, alle weiteren Klicks auf Smileys funktionieren, ändern aber an der Ansicht nichts<text:line-break/>erste Lösung (vor – zurück – Navigation stellt das Layout wieder her)</text:p>
        </text:list-item>
        <text:list-item>
          <text:p text:style-name="P3">Beschriftung in allen Fällen überprüfen</text:p>
        </text:list-item>
        <text:list-item>
          <text:p text:style-name="P3">Schichtbeginn entfernen</text:p>
        </text:list-item>
        <text:list-item>
          <text:p text:style-name="P3">Art entfernen</text:p>
        </text:list-item>
        <text:list-item>
          <text:p text:style-name="P3">mt zeigt nicht, was bereits ausgewählt wurde</text:p>
        </text:list-item>
        <text:list-item>
          <text:p text:style-name="P3">ja/nein – Antworten mit NULL-Antwortmöglichkeit</text:p>
        </text:list-item>
      </text:list>
      <text:h text:style-name="P12" text:outline-level="1">Abhängigkeiten</text:h>
      <text:list xml:id="list3815951834850905299" text:style-name="L3">
        <text:list-item>
          <text:p text:style-name="P6"><text:date style:data-style-name="N30" text:date-value="2015-01-30T12:25:05.651060538" text:fixed="true">30.01.15</text:date>: <text:span text:style-name="T1">JavaScript-Bibliotheken aktualisiert</text:span></text:p>
          <text:list>
            <text:list-item>
              <text:p text:style-name="P7">backbone: 1.1.2</text:p>
            </text:list-item>
            <text:list-item>
              <text:p text:style-name="P7"><text:soft-page-break/>jquery: <text:span text:style-name="T2">2.1.3</text:span></text:p>
            </text:list-item>
            <text:list-item>
              <text:p text:style-name="P8">jquery mobile: 1.4.5 mit css <text:span text:style-name="T4">1.4.5</text:span></text:p>
            </text:list-item>
            <text:list-item>
              <text:p text:style-name="P9">purl.js (hat sich kaum geändert)</text:p>
            </text:list-item>
            <text:list-item>
              <text:p text:style-name="P9">underscore: 1.7.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1DT1H8M40S</meta:editing-duration>
    <meta:editing-cycles>6</meta:editing-cycles>
    <meta:generator>LibreOffice/4.3.3.2$Linux_X86_64 LibreOffice_project/430m0$Build-2</meta:generator>
    <dc:date>2015-04-26T21:19:03.898190800</dc:date>
    <dc:description>neu 2015</dc:description>
    <dc:subject>fb3</dc:subject>
    <dc:title>Dokumentation</dc:title>
    <dc:creator>Frank Baethge</dc:creator>
    <meta:document-statistic meta:table-count="0" meta:image-count="0" meta:object-count="0" meta:page-count="2" meta:paragraph-count="25" meta:word-count="317" meta:character-count="2252" meta:non-whitespace-character-count="1977"/>
    <meta:user-defined meta:name="Info 1"/>
    <meta:user-defined meta:name="Info 2"/>
    <meta:user-defined meta:name="Info 3"/>
    <meta:user-defined meta:name="Info 4"/>
  </office:meta>
</office:document-meta>
</file>